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87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2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5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36"/>
        <table:table-column table:style-name="co13" table:default-cell-style-name="ce136"/>
        <table:table-column table:style-name="co14" table:default-cell-style-name="ce136"/>
        <table:table-column table:style-name="co11" table:default-cell-style-name="ce118"/>
        <table:table-column table:style-name="co6" table:number-columns-repeated="2" table:default-cell-style-name="ce118"/>
        <table:table-column table:style-name="co6" table:default-cell-style-name="ce136"/>
        <table:table-column table:style-name="co6" table:default-cell-style-name="ce118"/>
        <table:table-column table:style-name="co6" table:default-cell-style-name="ce136"/>
        <table:table-column table:style-name="co6" table:default-cell-style-name="ce118"/>
        <table:table-column table:style-name="co11" table:default-cell-style-name="ce118"/>
        <table:table-column table:style-name="co6" table:number-columns-repeated="2" table:default-cell-style-name="ce136"/>
        <table:table-column table:style-name="co1" table:default-cell-style-name="ce106"/>
        <table:table-column table:style-name="co6" table:number-columns-repeated="2" table:default-cell-style-name="ce136"/>
        <table:table-column table:style-name="co1" table:default-cell-style-name="ce106"/>
        <table:table-column table:style-name="co15" table:default-cell-style-name="ce136"/>
        <table:table-column table:style-name="co1" table:default-cell-style-name="ce48"/>
        <table:table-row table:style-name="ro10">
          <table:table-cell/>
          <table:table-cell table:style-name="ce48" table:number-columns-repeated="20"/>
          <table:table-cell/>
        </table:table-row>
        <table:table-row table:style-name="ro11">
          <table:table-cell/>
          <table:table-cell table:style-name="ce66"/>
          <table:table-cell table:style-name="ce72"/>
          <table:table-cell table:style-name="ce87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 table:style-name="Default"/>
          <table:covered-table-cell table:style-name="ce48"/>
          <table:covered-table-cell table:style-name="ce84"/>
          <table:table-cell/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5"/>
          <table:table-cell/>
        </table:table-row>
        <table:table-row table:style-name="ro6">
          <table:table-cell/>
          <table:table-cell table:style-name="ce48"/>
          <table:table-cell table:style-name="ce73"/>
          <table:table-cell table:style-name="ce88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covered-table-cell table:style-name="Default"/>
          <table:table-cell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 table:number-columns-repeated="2"/>
          <table:table-cell/>
        </table:table-row>
        <table:table-row table:style-name="ro7">
          <table:table-cell/>
          <table:table-cell table:style-name="ce81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663737" calcext:value-type="float">
            <text:p>1.663737</text:p>
          </table:table-cell>
          <table:table-cell table:style-name="ce111" office:value-type="float" office:value="0.0227405" calcext:value-type="float">
            <text:p>0.0227405</text:p>
          </table:table-cell>
          <table:table-cell/>
          <table:table-cell table:style-name="ce111" office:value-type="float" office:value="2.500472" calcext:value-type="float">
            <text:p>2.500472</text:p>
          </table:table-cell>
          <table:table-cell table:style-name="ce111" office:value-type="float" office:value="0.0346073" calcext:value-type="float">
            <text:p>0.0346073</text:p>
          </table:table-cell>
          <table:table-cell/>
          <table:table-cell table:style-name="ce111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770476" calcext:value-type="float">
            <text:p>1.4770476</text:p>
          </table:table-cell>
          <table:table-cell table:style-name="ce111" office:value-type="float" office:value="0.0205741" calcext:value-type="float">
            <text:p>0.0205741</text:p>
          </table:table-cell>
          <table:table-cell/>
          <table:table-cell table:style-name="ce111" office:value-type="float" office:value="1.87692" calcext:value-type="float">
            <text:p>1.87692</text:p>
          </table:table-cell>
          <table:table-cell table:style-name="ce111" office:value-type="float" office:value="0.026281" calcext:value-type="float">
            <text:p>0.026281</text:p>
          </table:table-cell>
          <table:table-cell/>
          <table:table-cell table:style-name="ce111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/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347702" calcext:value-type="float">
            <text:p>1.347702</text:p>
          </table:table-cell>
          <table:table-cell table:style-name="ce111" office:value-type="float" office:value="0.018737" calcext:value-type="float">
            <text:p>0.018737</text:p>
          </table:table-cell>
          <table:table-cell/>
          <table:table-cell table:style-name="ce111" office:value-type="float" office:value="1.7430873" calcext:value-type="float">
            <text:p>1.7430873</text:p>
          </table:table-cell>
          <table:table-cell table:style-name="ce111" office:value-type="float" office:value="0.0245363" calcext:value-type="float">
            <text:p>0.0245363</text:p>
          </table:table-cell>
          <table:table-cell/>
          <table:table-cell table:style-name="ce111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.0880053" calcext:value-type="float">
            <text:p>2.0880053</text:p>
          </table:table-cell>
          <table:table-cell table:style-name="ce111" office:value-type="float" office:value="0.0293899" calcext:value-type="float">
            <text:p>0.0293899</text:p>
          </table:table-cell>
          <table:table-cell/>
          <table:table-cell table:style-name="ce111" office:value-type="float" office:value="1.5591839" calcext:value-type="float">
            <text:p>1.5591839</text:p>
          </table:table-cell>
          <table:table-cell table:style-name="ce111" office:value-type="float" office:value="0.0218572" calcext:value-type="float">
            <text:p>0.0218572</text:p>
          </table:table-cell>
          <table:table-cell/>
          <table:table-cell table:style-name="ce111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81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472198" calcext:value-type="float">
            <text:p>1.472198</text:p>
          </table:table-cell>
          <table:table-cell table:style-name="ce111" office:value-type="float" office:value="0.020653" calcext:value-type="float">
            <text:p>0.020653</text:p>
          </table:table-cell>
          <table:table-cell/>
          <table:table-cell table:style-name="ce111" office:value-type="float" office:value="1.6342625" calcext:value-type="float">
            <text:p>1.6342625</text:p>
          </table:table-cell>
          <table:table-cell table:style-name="ce111" office:value-type="float" office:value="0.023019" calcext:value-type="float">
            <text:p>0.023019</text:p>
          </table:table-cell>
          <table:table-cell/>
          <table:table-cell table:style-name="ce111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0.339382" calcext:value-type="float">
            <text:p>0.339382</text:p>
          </table:table-cell>
          <table:table-cell table:style-name="ce113" office:value-type="float" office:value="0.004755" calcext:value-type="float">
            <text:p>0.004755</text:p>
          </table:table-cell>
          <table:table-cell/>
          <table:table-cell table:style-name="ce113" office:value-type="float" office:value="1.136282" calcext:value-type="float">
            <text:p>1.136282</text:p>
          </table:table-cell>
          <table:table-cell table:style-name="ce113" office:value-type="float" office:value="0.015912" calcext:value-type="float">
            <text:p>0.015912</text:p>
          </table:table-cell>
          <table:table-cell/>
          <table:table-cell table:style-name="ce113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0.9559005" calcext:value-type="float">
            <text:p>0.9559005</text:p>
          </table:table-cell>
          <table:table-cell table:style-name="ce114" office:value-type="float" office:value="0.013318" calcext:value-type="float">
            <text:p>0.013318</text:p>
          </table:table-cell>
          <table:table-cell/>
          <table:table-cell table:style-name="ce114" office:value-type="float" office:value="1.2284981" calcext:value-type="float">
            <text:p>1.2284981</text:p>
          </table:table-cell>
          <table:table-cell table:style-name="ce114" office:value-type="float" office:value="0.0171025" calcext:value-type="float">
            <text:p>0.0171025</text:p>
          </table:table-cell>
          <table:table-cell/>
          <table:table-cell table:style-name="ce114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6" calcext:value-type="float">
            <text:p>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1678639" calcext:value-type="float">
            <text:p>1.1678639</text:p>
          </table:table-cell>
          <table:table-cell table:style-name="ce113" office:value-type="float" office:value="0.016257" calcext:value-type="float">
            <text:p>0.016257</text:p>
          </table:table-cell>
          <table:table-cell/>
          <table:table-cell table:style-name="ce113" office:value-type="float" office:value="1.556005" calcext:value-type="float">
            <text:p>1.556005</text:p>
          </table:table-cell>
          <table:table-cell table:style-name="ce113" office:value-type="float" office:value="0.021727" calcext:value-type="float">
            <text:p>0.021727</text:p>
          </table:table-cell>
          <table:table-cell/>
          <table:table-cell table:style-name="ce113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63439" calcext:value-type="float">
            <text:p>1.063439</text:p>
          </table:table-cell>
          <table:table-cell table:style-name="ce114" office:value-type="float" office:value="0.014841" calcext:value-type="float">
            <text:p>0.014841</text:p>
          </table:table-cell>
          <table:table-cell/>
          <table:table-cell table:style-name="ce114" office:value-type="float" office:value="1.4329941" calcext:value-type="float">
            <text:p>1.4329941</text:p>
          </table:table-cell>
          <table:table-cell table:style-name="ce114" office:value-type="float" office:value="0.0199402" calcext:value-type="float">
            <text:p>0.0199402</text:p>
          </table:table-cell>
          <table:table-cell/>
          <table:table-cell table:style-name="ce114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37" table:number-columns-repeated="10"/>
          <table:table-cell/>
          <table:table-cell table:style-name="ce137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84863513" calcext:value-type="float">
            <text:p>1.84863513</text:p>
          </table:table-cell>
          <table:table-cell table:style-name="ce111" office:value-type="float" office:value="0.02526777" calcext:value-type="float">
            <text:p>0.02526777</text:p>
          </table:table-cell>
          <table:table-cell/>
          <table:table-cell table:style-name="ce111" office:value-type="float" office:value="1.9387255" calcext:value-type="float">
            <text:p>1.9387255</text:p>
          </table:table-cell>
          <table:table-cell table:style-name="ce111" office:value-type="float" office:value="0.0268326" calcext:value-type="float">
            <text:p>0.0268326</text:p>
          </table:table-cell>
          <table:table-cell/>
          <table:table-cell table:style-name="ce111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501032" calcext:value-type="float">
            <text:p>1.501032</text:p>
          </table:table-cell>
          <table:table-cell table:style-name="ce111" office:value-type="float" office:value="0.0209082" calcext:value-type="float">
            <text:p>0.0209082</text:p>
          </table:table-cell>
          <table:table-cell/>
          <table:table-cell table:style-name="ce111" office:value-type="float" office:value="1.3763306" calcext:value-type="float">
            <text:p>1.3763306</text:p>
          </table:table-cell>
          <table:table-cell table:style-name="ce111" office:value-type="float" office:value="0.0192717" calcext:value-type="float">
            <text:p>0.0192717</text:p>
          </table:table-cell>
          <table:table-cell/>
          <table:table-cell table:style-name="ce111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247359" calcext:value-type="float">
            <text:p>1.247359</text:p>
          </table:table-cell>
          <table:table-cell table:style-name="ce111" office:value-type="float" office:value="0.0173421" calcext:value-type="float">
            <text:p>0.0173421</text:p>
          </table:table-cell>
          <table:table-cell/>
          <table:table-cell table:style-name="ce111" office:value-type="float" office:value="1.5838347" calcext:value-type="float">
            <text:p>1.5838347</text:p>
          </table:table-cell>
          <table:table-cell table:style-name="ce111" office:value-type="float" office:value="0.0222946" calcext:value-type="float">
            <text:p>0.0222946</text:p>
          </table:table-cell>
          <table:table-cell/>
          <table:table-cell table:style-name="ce111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.8550645" calcext:value-type="float">
            <text:p>1.8550645</text:p>
          </table:table-cell>
          <table:table-cell table:style-name="ce111" office:value-type="float" office:value="0.0261111" calcext:value-type="float">
            <text:p>0.0261111</text:p>
          </table:table-cell>
          <table:table-cell/>
          <table:table-cell table:style-name="ce111" office:value-type="float" office:value="1.4155404" calcext:value-type="float">
            <text:p>1.4155404</text:p>
          </table:table-cell>
          <table:table-cell table:style-name="ce111" office:value-type="float" office:value="0.0198435" calcext:value-type="float">
            <text:p>0.0198435</text:p>
          </table:table-cell>
          <table:table-cell/>
          <table:table-cell table:style-name="ce111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82"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/>
          <table:table-cell table:style-name="ce111" office:value-type="float" office:value="1.397108" calcext:value-type="float">
            <text:p>1.397108</text:p>
          </table:table-cell>
          <table:table-cell table:style-name="ce111" office:value-type="float" office:value="0.019599" calcext:value-type="float">
            <text:p>0.019599</text:p>
          </table:table-cell>
          <table:table-cell/>
          <table:table-cell table:style-name="ce111" office:value-type="float" office:value="1.430633" calcext:value-type="float">
            <text:p>1.430633</text:p>
          </table:table-cell>
          <table:table-cell table:style-name="ce111" office:value-type="float" office:value="0.020151" calcext:value-type="float">
            <text:p>0.020151</text:p>
          </table:table-cell>
          <table:table-cell/>
          <table:table-cell table:style-name="ce111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5" calcext:value-type="float">
            <text:p>5</text:p>
          </table:table-cell>
          <table:table-cell/>
          <table:table-cell table:style-name="ce113" office:value-type="float" office:value="0.216386" calcext:value-type="float">
            <text:p>0.216386</text:p>
          </table:table-cell>
          <table:table-cell table:style-name="ce113" office:value-type="float" office:value="0.0030317" calcext:value-type="float">
            <text:p>0.0030317</text:p>
          </table:table-cell>
          <table:table-cell/>
          <table:table-cell table:style-name="ce113" office:value-type="float" office:value="0.65831" calcext:value-type="float">
            <text:p>0.65831</text:p>
          </table:table-cell>
          <table:table-cell table:style-name="ce113" office:value-type="float" office:value="0.0092188" calcext:value-type="float">
            <text:p>0.0092188</text:p>
          </table:table-cell>
          <table:table-cell/>
          <table:table-cell table:style-name="ce113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863809" calcext:value-type="float">
            <text:p>1.0863809</text:p>
          </table:table-cell>
          <table:table-cell table:style-name="ce114" office:value-type="float" office:value="0.0151363" calcext:value-type="float">
            <text:p>0.0151363</text:p>
          </table:table-cell>
          <table:table-cell/>
          <table:table-cell table:style-name="ce114" office:value-type="float" office:value="0.7532134" calcext:value-type="float">
            <text:p>0.7532134</text:p>
          </table:table-cell>
          <table:table-cell table:style-name="ce114" office:value-type="float" office:value="0.010485862" calcext:value-type="float">
            <text:p>0.010485862</text:p>
          </table:table-cell>
          <table:table-cell/>
          <table:table-cell table:style-name="ce114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/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.559804" calcext:value-type="float">
            <text:p>1.559804</text:p>
          </table:table-cell>
          <table:table-cell table:style-name="ce113" office:value-type="float" office:value="0.0217135" calcext:value-type="float">
            <text:p>0.0217135</text:p>
          </table:table-cell>
          <table:table-cell/>
          <table:table-cell table:style-name="ce113" office:value-type="float" office:value="1.3026913" calcext:value-type="float">
            <text:p>1.3026913</text:p>
          </table:table-cell>
          <table:table-cell table:style-name="ce113" office:value-type="float" office:value="0.01819" calcext:value-type="float">
            <text:p>0.01819</text:p>
          </table:table-cell>
          <table:table-cell/>
          <table:table-cell table:style-name="ce113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83"/>
          <table:table-cell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/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.0562796" calcext:value-type="float">
            <text:p>1.0562796</text:p>
          </table:table-cell>
          <table:table-cell table:style-name="ce114" office:value-type="float" office:value="0.014741" calcext:value-type="float">
            <text:p>0.014741</text:p>
          </table:table-cell>
          <table:table-cell/>
          <table:table-cell table:style-name="ce114" office:value-type="float" office:value="1.471853" calcext:value-type="float">
            <text:p>1.471853</text:p>
          </table:table-cell>
          <table:table-cell table:style-name="ce114" office:value-type="float" office:value="0.02048" calcext:value-type="float">
            <text:p>0.02048</text:p>
          </table:table-cell>
          <table:table-cell/>
          <table:table-cell table:style-name="ce114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37" table:number-columns-repeated="6"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919909" calcext:value-type="float">
            <text:p>1.919909</text:p>
          </table:table-cell>
          <table:table-cell table:style-name="ce111" office:value-type="float" office:value="0.0262419" calcext:value-type="float">
            <text:p>0.0262419</text:p>
          </table:table-cell>
          <table:table-cell/>
          <table:table-cell table:style-name="ce111" office:value-type="float" office:value="74.725079" calcext:value-type="float">
            <text:p>74.725079</text:p>
          </table:table-cell>
          <table:table-cell table:style-name="ce111" office:value-type="float" office:value="1.0342198" calcext:value-type="float">
            <text:p>1.0342198</text:p>
          </table:table-cell>
          <table:table-cell/>
          <table:table-cell table:style-name="ce111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2267571" calcext:value-type="float">
            <text:p>1.2267571</text:p>
          </table:table-cell>
          <table:table-cell table:style-name="ce111" office:value-type="float" office:value="0.01708778" calcext:value-type="float">
            <text:p>0.01708778</text:p>
          </table:table-cell>
          <table:table-cell/>
          <table:table-cell table:style-name="ce111" office:value-type="float" office:value="74.196388" calcext:value-type="float">
            <text:p>74.196388</text:p>
          </table:table-cell>
          <table:table-cell table:style-name="ce111" office:value-type="float" office:value="1.03891551" calcext:value-type="float">
            <text:p>1.03891551</text:p>
          </table:table-cell>
          <table:table-cell/>
          <table:table-cell table:style-name="ce111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438964" calcext:value-type="float">
            <text:p>1.438964</text:p>
          </table:table-cell>
          <table:table-cell table:style-name="ce111" office:value-type="float" office:value="0.020006" calcext:value-type="float">
            <text:p>0.020006</text:p>
          </table:table-cell>
          <table:table-cell/>
          <table:table-cell table:style-name="ce111" office:value-type="float" office:value="73.740121" calcext:value-type="float">
            <text:p>73.740121</text:p>
          </table:table-cell>
          <table:table-cell table:style-name="ce111" office:value-type="float" office:value="1.0379919" calcext:value-type="float">
            <text:p>1.0379919</text:p>
          </table:table-cell>
          <table:table-cell/>
          <table:table-cell table:style-name="ce111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2.0140127" calcext:value-type="float">
            <text:p>2.0140127</text:p>
          </table:table-cell>
          <table:table-cell table:style-name="ce111" office:value-type="float" office:value="0.028348" calcext:value-type="float">
            <text:p>0.028348</text:p>
          </table:table-cell>
          <table:table-cell/>
          <table:table-cell table:style-name="ce111" office:value-type="float" office:value="74.05144" calcext:value-type="float">
            <text:p>74.05144</text:p>
          </table:table-cell>
          <table:table-cell table:style-name="ce111" office:value-type="float" office:value="1.0380817" calcext:value-type="float">
            <text:p>1.0380817</text:p>
          </table:table-cell>
          <table:table-cell/>
          <table:table-cell table:style-name="ce111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691474" calcext:value-type="float">
            <text:p>1.691474</text:p>
          </table:table-cell>
          <table:table-cell table:style-name="ce111" office:value-type="float" office:value="0.0237295" calcext:value-type="float">
            <text:p>0.0237295</text:p>
          </table:table-cell>
          <table:table-cell/>
          <table:table-cell table:style-name="ce111" office:value-type="float" office:value="73.82185" calcext:value-type="float">
            <text:p>73.82185</text:p>
          </table:table-cell>
          <table:table-cell table:style-name="ce111" office:value-type="float" office:value="1.0398181" calcext:value-type="float">
            <text:p>1.0398181</text:p>
          </table:table-cell>
          <table:table-cell/>
          <table:table-cell table:style-name="ce111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0.526125" calcext:value-type="float">
            <text:p>0.526125</text:p>
          </table:table-cell>
          <table:table-cell table:style-name="ce113" office:value-type="float" office:value="0.007371" calcext:value-type="float">
            <text:p>0.007371</text:p>
          </table:table-cell>
          <table:table-cell/>
          <table:table-cell table:style-name="ce113" office:value-type="float" office:value="74.1967" calcext:value-type="float">
            <text:p>74.1967</text:p>
          </table:table-cell>
          <table:table-cell table:style-name="ce113" office:value-type="float" office:value="1.039042" calcext:value-type="float">
            <text:p>1.039042</text:p>
          </table:table-cell>
          <table:table-cell/>
          <table:table-cell table:style-name="ce113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220822" calcext:value-type="float">
            <text:p>1.220822</text:p>
          </table:table-cell>
          <table:table-cell table:style-name="ce114" office:value-type="float" office:value="0.017009" calcext:value-type="float">
            <text:p>0.017009</text:p>
          </table:table-cell>
          <table:table-cell/>
          <table:table-cell table:style-name="ce114" office:value-type="float" office:value="74.32754" calcext:value-type="float">
            <text:p>74.32754</text:p>
          </table:table-cell>
          <table:table-cell table:style-name="ce114" office:value-type="float" office:value="1.034751" calcext:value-type="float">
            <text:p>1.034751</text:p>
          </table:table-cell>
          <table:table-cell/>
          <table:table-cell table:style-name="ce114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1.650266" calcext:value-type="float">
            <text:p>1.650266</text:p>
          </table:table-cell>
          <table:table-cell table:style-name="ce113" office:value-type="float" office:value="0.022972" calcext:value-type="float">
            <text:p>0.022972</text:p>
          </table:table-cell>
          <table:table-cell/>
          <table:table-cell table:style-name="ce113" office:value-type="float" office:value="74.09533" calcext:value-type="float">
            <text:p>74.09533</text:p>
          </table:table-cell>
          <table:table-cell table:style-name="ce113" office:value-type="float" office:value="1.0346291" calcext:value-type="float">
            <text:p>1.0346291</text:p>
          </table:table-cell>
          <table:table-cell/>
          <table:table-cell table:style-name="ce113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15019" calcext:value-type="float">
            <text:p>1.15019</text:p>
          </table:table-cell>
          <table:table-cell table:style-name="ce114" office:value-type="float" office:value="0.016051" calcext:value-type="float">
            <text:p>0.016051</text:p>
          </table:table-cell>
          <table:table-cell/>
          <table:table-cell table:style-name="ce114" office:value-type="float" office:value="74.5265" calcext:value-type="float">
            <text:p>74.5265</text:p>
          </table:table-cell>
          <table:table-cell table:style-name="ce114" office:value-type="float" office:value="1.037042" calcext:value-type="float">
            <text:p>1.037042</text:p>
          </table:table-cell>
          <table:table-cell/>
          <table:table-cell table:style-name="ce114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37" table:number-columns-repeated="6"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style-name="ce48"/>
          <table:table-cell table:style-name="ce106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3.001783" calcext:value-type="float">
            <text:p>3.001783</text:p>
          </table:table-cell>
          <table:table-cell table:style-name="ce111" office:value-type="float" office:value="0.041029" calcext:value-type="float">
            <text:p>0.041029</text:p>
          </table:table-cell>
          <table:table-cell/>
          <table:table-cell table:style-name="ce111" office:value-type="float" office:value="2.5162279" calcext:value-type="float">
            <text:p>2.5162279</text:p>
          </table:table-cell>
          <table:table-cell table:style-name="ce111" office:value-type="float" office:value="0.0348254" calcext:value-type="float">
            <text:p>0.0348254</text:p>
          </table:table-cell>
          <table:table-cell/>
          <table:table-cell table:style-name="ce15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3.343592" calcext:value-type="float">
            <text:p>3.343592</text:p>
          </table:table-cell>
          <table:table-cell table:style-name="ce111" office:value-type="float" office:value="0.0465736" calcext:value-type="float">
            <text:p>0.0465736</text:p>
          </table:table-cell>
          <table:table-cell/>
          <table:table-cell table:style-name="ce111" office:value-type="float" office:value="3.3491786" calcext:value-type="float">
            <text:p>3.3491786</text:p>
          </table:table-cell>
          <table:table-cell table:style-name="ce111" office:value-type="float" office:value="0.0468959" calcext:value-type="float">
            <text:p>0.0468959</text:p>
          </table:table-cell>
          <table:table-cell/>
          <table:table-cell table:style-name="ce111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4.564385" calcext:value-type="float">
            <text:p>4.564385</text:p>
          </table:table-cell>
          <table:table-cell table:style-name="ce111" office:value-type="float" office:value="0.0634589" calcext:value-type="float">
            <text:p>0.0634589</text:p>
          </table:table-cell>
          <table:table-cell/>
          <table:table-cell table:style-name="ce111" office:value-type="float" office:value="4.905071" calcext:value-type="float">
            <text:p>4.905071</text:p>
          </table:table-cell>
          <table:table-cell table:style-name="ce111" office:value-type="float" office:value="0.06904551" calcext:value-type="float">
            <text:p>0.06904551</text:p>
          </table:table-cell>
          <table:table-cell/>
          <table:table-cell table:style-name="ce111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1" calcext:value-type="float">
            <text:p>1</text:p>
          </table:table-cell>
          <table:table-cell table:number-columns-repeated="2"/>
          <table:table-cell table:style-name="ce111" office:value-type="float" office:value="1.631357" calcext:value-type="float">
            <text:p>1.631357</text:p>
          </table:table-cell>
          <table:table-cell table:style-name="ce111" office:value-type="float" office:value="0.022962" calcext:value-type="float">
            <text:p>0.022962</text:p>
          </table:table-cell>
          <table:table-cell/>
          <table:table-cell table:style-name="ce111" office:value-type="float" office:value="1.7062472" calcext:value-type="float">
            <text:p>1.7062472</text:p>
          </table:table-cell>
          <table:table-cell table:style-name="ce111" office:value-type="float" office:value="0.0239188" calcext:value-type="float">
            <text:p>0.0239188</text:p>
          </table:table-cell>
          <table:table-cell/>
          <table:table-cell table:style-name="ce111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 office:value-type="float" office:value="2" calcext:value-type="float">
            <text:p>2</text:p>
          </table:table-cell>
          <table:table-cell table:number-columns-repeated="2"/>
          <table:table-cell table:style-name="ce111" office:value-type="float" office:value="7.096393" calcext:value-type="float">
            <text:p>7.096393</text:p>
          </table:table-cell>
          <table:table-cell table:style-name="ce111" office:value-type="float" office:value="0.099554" calcext:value-type="float">
            <text:p>0.099554</text:p>
          </table:table-cell>
          <table:table-cell/>
          <table:table-cell table:style-name="ce111" office:value-type="float" office:value="6.298484" calcext:value-type="float">
            <text:p>6.298484</text:p>
          </table:table-cell>
          <table:table-cell table:style-name="ce111" office:value-type="float" office:value="0.08871733" calcext:value-type="float">
            <text:p>0.08871733</text:p>
          </table:table-cell>
          <table:table-cell/>
          <table:table-cell table:style-name="ce111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0.601923" calcext:value-type="float">
            <text:p>0.601923</text:p>
          </table:table-cell>
          <table:table-cell table:style-name="ce113" office:value-type="float" office:value="0.00843" calcext:value-type="float">
            <text:p>0.00843</text:p>
          </table:table-cell>
          <table:table-cell/>
          <table:table-cell table:style-name="ce113" office:value-type="float" office:value="0.8845169" calcext:value-type="float">
            <text:p>0.8845169</text:p>
          </table:table-cell>
          <table:table-cell table:style-name="ce113" office:value-type="float" office:value="0.012386" calcext:value-type="float">
            <text:p>0.012386</text:p>
          </table:table-cell>
          <table:table-cell/>
          <table:table-cell table:style-name="ce113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300546" calcext:value-type="float">
            <text:p>1.300546</text:p>
          </table:table-cell>
          <table:table-cell table:style-name="ce114" office:value-type="float" office:value="0.01812" calcext:value-type="float">
            <text:p>0.01812</text:p>
          </table:table-cell>
          <table:table-cell/>
          <table:table-cell table:style-name="ce114" office:value-type="float" office:value="0.9214225" calcext:value-type="float">
            <text:p>0.9214225</text:p>
          </table:table-cell>
          <table:table-cell table:style-name="ce114" office:value-type="float" office:value="0.0128275" calcext:value-type="float">
            <text:p>0.0128275</text:p>
          </table:table-cell>
          <table:table-cell/>
          <table:table-cell table:style-name="ce114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/>
          <table:table-cell table:style-name="ce113" office:value-type="float" office:value="1.6315928" calcext:value-type="float">
            <text:p>1.6315928</text:p>
          </table:table-cell>
          <table:table-cell table:style-name="ce113" office:value-type="float" office:value="0.02271" calcext:value-type="float">
            <text:p>0.02271</text:p>
          </table:table-cell>
          <table:table-cell/>
          <table:table-cell table:style-name="ce113" office:value-type="float" office:value="1.50309755" calcext:value-type="float">
            <text:p>1.50309755</text:p>
          </table:table-cell>
          <table:table-cell table:style-name="ce113" office:value-type="float" office:value="0.0209884" calcext:value-type="float">
            <text:p>0.0209884</text:p>
          </table:table-cell>
          <table:table-cell/>
          <table:table-cell table:style-name="ce113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 office:value-type="float" office:value="1" calcext:value-type="float">
            <text:p>1</text:p>
          </table:table-cell>
          <table:table-cell table:number-columns-repeated="2"/>
          <table:table-cell table:style-name="ce114" office:value-type="float" office:value="1.1971627" calcext:value-type="float">
            <text:p>1.1971627</text:p>
          </table:table-cell>
          <table:table-cell table:style-name="ce114" office:value-type="float" office:value="0.0167072" calcext:value-type="float">
            <text:p>0.0167072</text:p>
          </table:table-cell>
          <table:table-cell/>
          <table:table-cell table:style-name="ce114" office:value-type="float" office:value="1.33832" calcext:value-type="float">
            <text:p>1.33832</text:p>
          </table:table-cell>
          <table:table-cell table:style-name="ce114" office:value-type="float" office:value="0.0186228" calcext:value-type="float">
            <text:p>0.0186228</text:p>
          </table:table-cell>
          <table:table-cell/>
          <table:table-cell table:style-name="ce114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  <table:table-row table:style-name="ro7">
          <table:table-cell/>
          <table:table-cell table:style-name="ce82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 table:number-columns-repeated="2"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7">
          <table:table-cell/>
          <table:covered-table-cell/>
          <table:table-cell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4" calcext:value-type="float">
            <text:p>4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 table:number-columns-repeated="2"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6" calcext:value-type="float">
            <text:p>6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 table:number-columns-repeated="2"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8" calcext:value-type="float">
            <text:p>8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 table:number-columns-repeated="2"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7">
          <table:table-cell/>
          <table:covered-table-cell/>
          <table:table-cell table:style-name="ce93"/>
          <table:table-cell table:style-name="ce111" office:value-type="float" office:value="20" calcext:value-type="float">
            <text:p>20</text:p>
          </table:table-cell>
          <table:table-cell table:number-columns-repeated="2" table:style-name="ce111" office:value-type="float" office:value="10" calcext:value-type="float">
            <text:p>10</text:p>
          </table:table-cell>
          <table:table-cell table:number-columns-repeated="3"/>
          <table:table-cell table:style-name="ce111" office:value-type="float" office:value="1" calcext:value-type="float">
            <text:p>1</text:p>
          </table:table-cell>
          <table:table-cell/>
          <table:table-cell table:style-name="ce111"/>
          <table:table-cell table:number-columns-repeated="2"/>
          <table:table-cell table:style-name="ce111" table:number-columns-repeated="2"/>
          <table:table-cell/>
          <table:table-cell table:style-name="ce111" table:number-columns-repeated="2"/>
          <table:table-cell/>
          <table:table-cell table:style-name="ce111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" calcext:value-type="float">
            <text:p>1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/>
          <table:table-cell table:number-columns-repeated="2"/>
          <table:table-cell table:style-name="ce113" table:number-columns-repeated="2"/>
          <table:table-cell/>
          <table:table-cell table:style-name="ce113" table:number-columns-repeated="2"/>
          <table:table-cell/>
          <table:table-cell table:style-name="ce113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5" calcext:value-type="float">
            <text:p>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 table:number-columns-repeated="2"/>
          <table:table-cell table:style-name="ce114" table:number-columns-repeated="2"/>
          <table:table-cell/>
          <table:table-cell table:style-name="ce114" table:number-columns-repeated="2"/>
          <table:table-cell/>
          <table:table-cell table:style-name="ce114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3" office:value-type="float" office:value="150" calcext:value-type="float">
            <text:p>150</text:p>
          </table:table-cell>
          <table:table-cell table:number-columns-repeated="2" table:style-name="ce113" office:value-type="float" office:value="10" calcext:value-type="float">
            <text:p>10</text:p>
          </table:table-cell>
          <table:table-cell table:number-columns-repeated="3"/>
          <table:table-cell table:style-name="ce113" office:value-type="float" office:value="1" calcext:value-type="float">
            <text:p>1</text:p>
          </table:table-cell>
          <table:table-cell/>
          <table:table-cell table:style-name="ce113"/>
          <table:table-cell table:number-columns-repeated="2"/>
          <table:table-cell table:style-name="ce113" table:number-columns-repeated="2"/>
          <table:table-cell/>
          <table:table-cell table:style-name="ce113" table:number-columns-repeated="2"/>
          <table:table-cell/>
          <table:table-cell table:style-name="ce113"/>
          <table:table-cell/>
        </table:table-row>
        <table:table-row table:style-name="ro7">
          <table:table-cell/>
          <table:covered-table-cell/>
          <table:table-cell table:style-name="ce93"/>
          <table:table-cell table:style-name="ce114" office:value-type="float" office:value="150" calcext:value-type="float">
            <text:p>150</text:p>
          </table:table-cell>
          <table:table-cell table:number-columns-repeated="2" table:style-name="ce114" office:value-type="float" office:value="15" calcext:value-type="float">
            <text:p>15</text:p>
          </table:table-cell>
          <table:table-cell table:number-columns-repeated="3"/>
          <table:table-cell table:style-name="ce114" office:value-type="float" office:value="1" calcext:value-type="float">
            <text:p>1</text:p>
          </table:table-cell>
          <table:table-cell/>
          <table:table-cell table:style-name="ce114"/>
          <table:table-cell table:number-columns-repeated="2"/>
          <table:table-cell table:style-name="ce114" table:number-columns-repeated="2"/>
          <table:table-cell/>
          <table:table-cell table:style-name="ce114" table:number-columns-repeated="2"/>
          <table:table-cell/>
          <table:table-cell table:style-name="ce114"/>
          <table:table-cell/>
        </table:table-row>
        <table:table-row table:style-name="ro4">
          <table:table-cell/>
          <table:table-cell table:style-name="ce48" table:number-columns-repeated="20"/>
          <table:table-cell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37"/>
        <table:table-column table:style-name="co6" table:default-cell-style-name="ce105"/>
        <table:table-column table:style-name="co6" table:default-cell-style-name="ce137"/>
        <table:table-column table:style-name="co6" table:default-cell-style-name="ce105"/>
        <table:table-column table:style-name="co6" table:default-cell-style-name="ce137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47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04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37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37" table:number-columns-repeated="3"/>
          <table:table-cell/>
          <table:table-cell table:style-name="ce137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37"/>
          <table:table-cell/>
          <table:table-cell table:style-name="ce137"/>
          <table:table-cell/>
          <table:table-cell table:style-name="ce106"/>
          <table:table-cell table:style-name="ce137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181281" calcext:value-type="float">
            <text:p>10.181281</text:p>
          </table:table-cell>
          <table:table-cell table:style-name="ce136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0.1" calcext:value-type="float">
            <text:p>0.1</text:p>
          </table:table-cell>
          <table:table-cell table:style-name="ce118"/>
          <table:table-cell table:style-name="ce136" office:value-type="float" office:value="3.76277" calcext:value-type="float">
            <text:p>3.76277</text:p>
          </table:table-cell>
          <table:table-cell table:style-name="ce136" office:value-type="float" office:value="0.003728" calcext:value-type="float">
            <text:p>0.00372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.407309" calcext:value-type="float">
            <text:p>5.407309</text:p>
          </table:table-cell>
          <table:table-cell table:style-name="ce136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5.331602" calcext:value-type="float">
            <text:p>5.331602</text:p>
          </table:table-cell>
          <table:table-cell table:style-name="ce136" office:value-type="float" office:value="0.005283" calcext:value-type="float">
            <text:p>0.00528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6" calcext:value-type="float">
            <text:p>6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12.330068" calcext:value-type="float">
            <text:p>12.330068</text:p>
          </table:table-cell>
          <table:table-cell table:style-name="ce136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18" table:number-columns-repeated="2"/>
          <table:table-cell table:style-name="ce136" office:value-type="float" office:value="8.0074231" calcext:value-type="float">
            <text:p>8.0074231</text:p>
          </table:table-cell>
          <table:table-cell table:style-name="ce136" office:value-type="float" office:value="0.007934" calcext:value-type="float">
            <text:p>0.00793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9.902829" calcext:value-type="float">
            <text:p>9.902829</text:p>
          </table:table-cell>
          <table:table-cell table:style-name="ce136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94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number-columns-repeated="2" table:style-name="ce136" office:value-type="float" office:value="2" calcext:value-type="float">
            <text:p>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57712" calcext:value-type="float">
            <text:p>0.257712</text:p>
          </table:table-cell>
          <table:table-cell table:style-name="ce136" office:value-type="float" office:value="0.011444" calcext:value-type="float">
            <text:p>0.01144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56466" calcext:value-type="float">
            <text:p>0.56466</text:p>
          </table:table-cell>
          <table:table-cell table:style-name="ce136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41234" calcext:value-type="float">
            <text:p>0.241234</text:p>
          </table:table-cell>
          <table:table-cell table:style-name="ce136" office:value-type="float" office:value="0.010713" calcext:value-type="float">
            <text:p>0.01071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237101" calcext:value-type="float">
            <text:p>0.237101</text:p>
          </table:table-cell>
          <table:table-cell table:style-name="ce136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446114" calcext:value-type="float">
            <text:p>0.446114</text:p>
          </table:table-cell>
          <table:table-cell table:style-name="ce136" office:value-type="float" office:value="0.019811" calcext:value-type="float">
            <text:p>0.019811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543873" calcext:value-type="float">
            <text:p>0.543873</text:p>
          </table:table-cell>
          <table:table-cell table:style-name="ce136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16" calcext:value-type="float">
            <text:p>1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.784373" calcext:value-type="float">
            <text:p>1.784373</text:p>
          </table:table-cell>
          <table:table-cell table:style-name="ce136" office:value-type="float" office:value="0.079243" calcext:value-type="float">
            <text:p>0.0792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44" calcext:value-type="float">
            <text:p>44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0.751296" calcext:value-type="float">
            <text:p>0.751296</text:p>
          </table:table-cell>
          <table:table-cell table:style-name="ce136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0.888977" calcext:value-type="float">
            <text:p>10.888977</text:p>
          </table:table-cell>
          <table:table-cell table:style-name="ce136" office:value-type="float" office:value="0.294097" calcext:value-type="float">
            <text:p>0.29409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number-columns-repeated="2"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18"/>
          <table:table-cell table:style-name="ce136" office:value-type="float" office:value="7.210384" calcext:value-type="float">
            <text:p>7.210384</text:p>
          </table:table-cell>
          <table:table-cell table:style-name="ce136" office:value-type="float" office:value="0.194743" calcext:value-type="float">
            <text:p>0.19474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.5" calcext:value-type="float">
            <text:p>1.5</text:p>
          </table:table-cell>
          <table:table-cell table:style-name="ce118"/>
          <table:table-cell table:style-name="ce136" office:value-type="float" office:value="2.079587" calcext:value-type="float">
            <text:p>2.079587</text:p>
          </table:table-cell>
          <table:table-cell table:style-name="ce136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8" calcext:value-type="float">
            <text:p>8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7.729553" calcext:value-type="float">
            <text:p>17.729553</text:p>
          </table:table-cell>
          <table:table-cell table:style-name="ce136" office:value-type="float" office:value="0.478853" calcext:value-type="float">
            <text:p>0.47885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2" calcext:value-type="float">
            <text:p>2</text:p>
          </table:table-cell>
          <table:table-cell table:style-name="ce118" table:number-columns-repeated="2"/>
          <table:table-cell table:style-name="ce136" office:value-type="float" office:value="3.667503" calcext:value-type="float">
            <text:p>3.667503</text:p>
          </table:table-cell>
          <table:table-cell table:style-name="ce136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office:value-type="float" office:value="50" calcext:value-type="float">
            <text:p>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2" calcext:value-type="float">
            <text:p>2</text:p>
          </table:table-cell>
          <table:table-cell table:style-name="ce118"/>
          <table:table-cell table:style-name="ce136" office:value-type="float" office:value="0" calcext:value-type="float">
            <text:p>0</text:p>
          </table:table-cell>
          <table:table-cell table:style-name="ce118" table:number-columns-repeated="2"/>
          <table:table-cell table:style-name="ce136" office:value-type="float" office:value="14.834328" calcext:value-type="float">
            <text:p>14.834328</text:p>
          </table:table-cell>
          <table:table-cell table:style-name="ce136" office:value-type="float" office:value="0.400657" calcext:value-type="float">
            <text:p>0.40065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150" calcext:value-type="float">
            <text:p>15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 table:number-columns-repeated="3"/>
          <table:table-cell table:style-name="ce136" office:value-type="float" office:value="4" calcext:value-type="float">
            <text:p>4</text:p>
          </table:table-cell>
          <table:table-cell table:style-name="ce118"/>
          <table:table-cell table:style-name="ce136" office:value-type="float" office:value="3" calcext:value-type="float">
            <text:p>3</text:p>
          </table:table-cell>
          <table:table-cell table:style-name="ce118" table:number-columns-repeated="2"/>
          <table:table-cell table:style-name="ce136" office:value-type="float" office:value="5.311021" calcext:value-type="float">
            <text:p>5.311021</text:p>
          </table:table-cell>
          <table:table-cell table:style-name="ce136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23" table:number-columns-repeated="3"/>
          <table:table-cell table:style-name="ce137" table:number-columns-repeated="10"/>
          <table:table-cell table:style-name="ce123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23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87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20"/>
          <table:covered-table-cell table:number-columns-repeated="8" table:style-name="ce126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8" office:value-type="string" calcext:value-type="string" table:number-columns-spanned="4" table:number-rows-spanned="1">
            <text:p>Data Info</text:p>
          </table:table-cell>
          <table:covered-table-cell table:style-name="ce134"/>
          <table:covered-table-cell table:number-columns-repeated="2" table:style-name="ce107"/>
          <table:table-cell table:style-name="ce73"/>
          <table:table-cell table:style-name="ce134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34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34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8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36" office:value-type="float" office:value="30" calcext:value-type="float">
            <text:p>3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8" calcext:value-type="float">
            <text:p>8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06438" calcext:value-type="float">
            <text:p>0.106438</text:p>
          </table:table-cell>
          <table:table-cell table:style-name="ce136" office:value-type="float" office:value="0.000187" calcext:value-type="float">
            <text:p>0.0001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5" calcext:value-type="float">
            <text:p>5</text:p>
          </table:table-cell>
          <table:table-cell table:number-columns-repeated="3" table:style-name="ce136" office:value-type="float" office:value="4" calcext:value-type="float">
            <text:p>4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1.00421" calcext:value-type="float">
            <text:p>1.00421</text:p>
          </table:table-cell>
          <table:table-cell table:style-name="ce136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37"/>
          <table:table-cell table:style-name="ce106" table:number-columns-repeated="3"/>
          <table:table-cell table:style-name="ce137" table:number-columns-repeated="10"/>
          <table:table-cell table:style-name="ce106"/>
          <table:table-cell table:style-name="ce137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36" office:value-type="float" office:value="0.25" calcext:value-type="float">
            <text:p>0.25</text:p>
          </table:table-cell>
          <table:table-cell table:style-name="ce136" table:number-columns-repeated="3"/>
          <table:table-cell table:style-name="ce118"/>
          <table:table-cell table:number-columns-repeated="2" table:style-name="ce136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0.195896" calcext:value-type="float">
            <text:p>0.195896</text:p>
          </table:table-cell>
          <table:table-cell table:style-name="ce136" office:value-type="float" office:value="0.0003459" calcext:value-type="float">
            <text:p>0.0003459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6" office:value-type="float" office:value="0.75" calcext:value-type="float">
            <text:p>0.75</text:p>
          </table:table-cell>
          <table:table-cell table:style-name="ce136" office:value-type="float" office:value="90" calcext:value-type="float">
            <text:p>9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18"/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" calcext:value-type="float">
            <text:p>7</text:p>
          </table:table-cell>
          <table:table-cell table:number-columns-repeated="2" table:style-name="ce136" office:value-type="float" office:value="3" calcext:value-type="float">
            <text:p>3</text:p>
          </table:table-cell>
          <table:table-cell table:style-name="ce118"/>
          <table:table-cell table:style-name="ce136" office:value-type="float" office:value="1.060245" calcext:value-type="float">
            <text:p>1.060245</text:p>
          </table:table-cell>
          <table:table-cell table:style-name="ce136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37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22" table:number-columns-repeated="6"/>
          <table:table-cell table:style-name="ce118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37" table:number-columns-repeated="6"/>
          <table:table-cell table:style-name="ce106"/>
          <table:table-cell table:style-name="ce137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47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47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47" office:value-type="float" office:value="1" calcext:value-type="float">
            <text:p>1</text:p>
          </table:table-cell>
          <table:table-cell table:style-name="ce122" table:number-columns-repeated="3"/>
          <table:table-cell table:style-name="ce137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47"/>
          <table:table-cell table:style-name="ce106"/>
          <table:table-cell table:style-name="ce122"/>
          <table:table-cell table:style-name="ce147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9:54:33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2T22:01:48.533000000</dc:date>
    <meta:editing-duration>P2DT11H2M17S</meta:editing-duration>
    <meta:editing-cycles>247</meta:editing-cycles>
    <meta:document-statistic meta:table-count="9" meta:cell-count="1718" meta:object-count="0"/>
  </office:meta>
</office:document-meta>
</file>